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1D238511.png" manifest:media-type="image/png"/>
  <manifest:file-entry manifest:full-path="Pictures/1000000100000500000002D0CD8AF306.png" manifest:media-type="image/png"/>
  <manifest:file-entry manifest:full-path="Pictures/100000000000033C0000026DE25EC57B.png" manifest:media-type="image/png"/>
  <manifest:file-entry manifest:full-path="Pictures/10000000000000580000001FF3AD2743.png" manifest:media-type="image/png"/>
  <manifest:file-entry manifest:full-path="Pictures/1000000000000500000002D0F6A8F19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4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start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fo:text-align="start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-0.199cm" svg:y="2.25cm" presentation:class="title" presentation:user-transformed="true">
          <draw:text-box>
            <text:p text:style-name="P1">JavaScript <text:s/></text:p>
          </draw:text-box>
        </draw:frame>
        <draw:frame presentation:style-name="pr2" draw:text-style-name="P3" draw:layer="layout" svg:width="20.199cm" svg:height="4cm" svg:x="3.801cm" svg:y="10.2cm" presentation:class="subtitle" presentation:user-transformed="true">
          <draw:text-box>
            <text:p text:style-name="P2">Objetos, Decisões, Laços e</text:p>
            <text:p text:style-name="P2">Estrutura de Repetiçã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Variávei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Objeto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Decisão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Laços de Repetição I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7cm" svg:height="9.56cm" svg:x="2cm" svg:y="2.5cm" draw:page-number="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Laços de Repetição II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7" draw:text-style-name="P6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7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4T11:14:01.872000000</meta:creation-date>
    <meta:editing-duration>PT6M30S</meta:editing-duration>
    <meta:editing-cycles>5</meta:editing-cycles>
    <meta:generator>LibreOffice/24.2.2.2$Windows_X86_64 LibreOffice_project/d56cc158d8a96260b836f100ef4b4ef25d6f1a01</meta:generator>
    <dc:title>Blueprint Plans</dc:title>
    <dc:date>2024-09-04T11:20:33.977000000</dc:date>
    <meta:document-statistic meta:object-count="83"/>
  </office:meta>
</office:document-meta>
</file>